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66.45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35pt"/>
    </style:style>
    <style:style style:name="co55" style:family="table-column">
      <style:table-column-properties fo:break-before="auto" style:column-width="39.71pt"/>
    </style:style>
    <style:style style:name="co56" style:family="table-column">
      <style:table-column-properties fo:break-before="auto" style:column-width="38.44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55.81pt"/>
    </style:style>
    <style:style style:name="co63" style:family="table-column">
      <style:table-column-properties fo:break-before="auto" style:column-width="50pt"/>
    </style:style>
    <style:style style:name="co64" style:family="table-column">
      <style:table-column-properties fo:break-before="auto" style:column-width="92.44pt"/>
    </style:style>
    <style:style style:name="co65" style:family="table-column">
      <style:table-column-properties fo:break-before="auto" style:column-width="134.31pt"/>
    </style:style>
    <style:style style:name="co66" style:family="table-column">
      <style:table-column-properties fo:break-before="auto" style:column-width="138.64pt"/>
    </style:style>
    <style:style style:name="co67" style:family="table-column">
      <style:table-column-properties fo:break-before="auto" style:column-width="344.64pt"/>
    </style:style>
    <style:style style:name="co68" style:family="table-column">
      <style:table-column-properties fo:break-before="auto" style:column-width="154.26pt"/>
    </style:style>
    <style:style style:name="co69" style:family="table-column">
      <style:table-column-properties fo:break-before="auto" style:column-width="50.66pt"/>
    </style:style>
    <style:style style:name="co70" style:family="table-column">
      <style:table-column-properties fo:break-before="auto" style:column-width="131.05pt"/>
    </style:style>
    <style:style style:name="co71" style:family="table-column">
      <style:table-column-properties fo:break-before="auto" style:column-width="46.15pt"/>
    </style:style>
    <style:style style:name="co72" style:family="table-column">
      <style:table-column-properties fo:break-before="auto" style:column-width="201.86pt"/>
    </style:style>
    <style:style style:name="co73" style:family="table-column">
      <style:table-column-properties fo:break-before="auto" style:column-width="152.96pt"/>
    </style:style>
    <style:style style:name="co74" style:family="table-column">
      <style:table-column-properties fo:break-before="auto" style:column-width="55.16pt"/>
    </style:style>
    <style:style style:name="co75" style:family="table-column">
      <style:table-column-properties fo:break-before="auto" style:column-width="95.7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4.95pt" fo:break-before="auto" style:use-optimal-row-height="true"/>
    </style:style>
    <style:style style:name="ro7" style:family="table-row">
      <style:table-row-properties style:row-height="23.7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24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3"/>
    <style:style style:name="ce21" style:family="table-cell" style:parent-style-name="Default" style:data-style-name="N103">
      <style:table-cell-properties style:rotation-align="none"/>
    </style:style>
    <style:style style:name="ce22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3" style:family="table-cell" style:parent-style-name="Default" style:data-style-name="N3">
      <style:table-cell-properties fo:background-color="#ffff00"/>
    </style:style>
    <style:style style:name="ce24" style:family="table-cell" style:parent-style-name="Default" style:data-style-name="N3"/>
    <style:style style:name="ce25" style:family="table-cell" style:parent-style-name="Default" style:data-style-name="N3">
      <style:table-cell-properties style:rotation-align="none"/>
    </style:style>
    <style:style style:name="ce26" style:family="table-cell" style:parent-style-name="Default" style:data-style-name="N103">
      <style:table-cell-properties fo:background-color="transparent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0"/>
    <style:style style:name="ce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dddddd"/>
    </style:style>
    <style:style style:name="ce3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40" style:family="table-cell" style:parent-style-name="Default" style:data-style-name="N4"/>
    <style:style style:name="ce41" style:family="table-cell" style:parent-style-name="Default" style:data-style-name="N4">
      <style:table-cell-properties style:rotation-align="none"/>
    </style:style>
    <style:style style:name="ce42" style:family="table-cell" style:parent-style-name="Default" style:data-style-name="N2"/>
    <style:style style:name="ce43" style:family="table-cell" style:parent-style-name="Default" style:data-style-name="N130">
      <style:table-cell-properties style:rotation-align="none"/>
    </style:style>
    <style:style style:name="ce44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10">
      <style:table-cell-properties style:rotation-align="none"/>
    </style:style>
    <style:style style:name="ce48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9" style:family="table-cell" style:parent-style-name="Default" style:data-style-name="N129"/>
    <style:style style:name="ce50" style:family="table-cell" style:parent-style-name="Default" style:data-style-name="N124">
      <style:table-cell-properties style:rotation-align="none"/>
    </style:style>
    <style:style style:name="ce51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2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4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5" style:family="table-cell" style:parent-style-name="Default" style:data-style-name="N1"/>
    <style:style style:name="ce56" style:family="table-cell" style:parent-style-name="Default" style:data-style-name="N1">
      <style:table-cell-properties style:rotation-align="none"/>
    </style:style>
    <style:style style:name="ce57" style:family="table-cell" style:parent-style-name="Default" style:data-style-name="N103">
      <style:text-properties fo:font-weight="bold" style:font-weight-asian="bold" style:font-weight-complex="bold"/>
    </style:style>
    <style:style style:name="ce58" style:family="table-cell" style:parent-style-name="Default">
      <style:text-properties fo:font-weight="normal" style:font-weight-asian="normal" style:font-weight-complex="normal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zip_code_data_tx_travis_williamson_hays_combined.O21]+[zip_code_data_tx_travis_williamson_hays_combined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zip_code_data_tx_travis_williamson_hays_combined.N21]/[zip_code_data_tx_travis_williamson_hays_combined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P21]/[zip_code_data_tx_travis_williamson_hays_combined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21]/[zip_code_data_tx_travis_williamson_hays_combined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21]/[zip_code_data_tx_travis_williamson_hays_combined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zip_code_data_tx_travis_williamson_hays_combined.V21]/[zip_code_data_tx_travis_williamson_hays_combined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zip_code_data_tx_travis_williamson_hays_combined.S30]/[zip_code_data_tx_travis_williamson_hays_combined.D30]" office:value-type="percentage" office:value="11.0382890651949" calcext:value-type="percentage">
            <text:p>1103.83%</text:p>
          </table:table-cell>
          <table:table-cell table:formula="of:=[zip_code_data_tx_travis_williamson_hays_combined.M30]/[zip_code_data_tx_travis_williamson_hays_combined.D30]" office:value-type="percentage" office:value="68.1426197121264" calcext:value-type="percentage">
            <text:p>6814.26%</text:p>
          </table:table-cell>
          <table:table-cell table:formula="of:=[zip_code_data_tx_travis_williamson_hays_combined.O30]+[zip_code_data_tx_travis_williamson_hays_combined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zip_code_data_tx_travis_williamson_hays_combined.N30]/[zip_code_data_tx_travis_williamson_hays_combined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zip_code_data_tx_travis_williamson_hays_combined.P30]/[zip_code_data_tx_travis_williamson_hays_combined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zip_code_data_tx_travis_williamson_hays_combined.R30]/[zip_code_data_tx_travis_williamson_hays_combined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30]/[zip_code_data_tx_travis_williamson_hays_combined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V30]/[zip_code_data_tx_travis_williamson_hays_combined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43]/[zip_code_data_tx_travis_williamson_hays_combined.D43]" office:value-type="percentage" office:value="6.4245604570756" calcext:value-type="percentage">
            <text:p>642.46%</text:p>
          </table:table-cell>
          <table:table-cell table:formula="of:=[zip_code_data_tx_travis_williamson_hays_combined.M43]/[zip_code_data_tx_travis_williamson_hays_combined.D43]" office:value-type="percentage" office:value="34.1948456389005" calcext:value-type="percentage">
            <text:p>3419.48%</text:p>
          </table:table-cell>
          <table:table-cell table:formula="of:=[zip_code_data_tx_travis_williamson_hays_combined.O43]+[zip_code_data_tx_travis_williamson_hays_combined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zip_code_data_tx_travis_williamson_hays_combined.N43]/[zip_code_data_tx_travis_williamson_hays_combined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zip_code_data_tx_travis_williamson_hays_combined.P43]/[zip_code_data_tx_travis_williamson_hays_combined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zip_code_data_tx_travis_williamson_hays_combined.R43]/[zip_code_data_tx_travis_williamson_hays_combined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zip_code_data_tx_travis_williamson_hays_combined.T43]/[zip_code_data_tx_travis_williamson_hays_combined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V43]/[zip_code_data_tx_travis_williamson_hays_combined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zip_code_data_tx_travis_williamson_hays_combined.S52]/[zip_code_data_tx_travis_williamson_hays_combined.D52]" office:value-type="percentage" office:value="1.42964794039143" calcext:value-type="percentage">
            <text:p>142.96%</text:p>
          </table:table-cell>
          <table:table-cell table:formula="of:=[zip_code_data_tx_travis_williamson_hays_combined.M52]/[zip_code_data_tx_travis_williamson_hays_combined.D52]" office:value-type="percentage" office:value="5.44745163493975" calcext:value-type="percentage">
            <text:p>544.75%</text:p>
          </table:table-cell>
          <table:table-cell table:formula="of:=[zip_code_data_tx_travis_williamson_hays_combined.O52]+[zip_code_data_tx_travis_williamson_hays_combined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zip_code_data_tx_travis_williamson_hays_combined.N52]/[zip_code_data_tx_travis_williamson_hays_combined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zip_code_data_tx_travis_williamson_hays_combined.P52]/[zip_code_data_tx_travis_williamson_hays_combined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zip_code_data_tx_travis_williamson_hays_combined.R52]/[zip_code_data_tx_travis_williamson_hays_combined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52]/[zip_code_data_tx_travis_williamson_hays_combined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zip_code_data_tx_travis_williamson_hays_combined.V52]/[zip_code_data_tx_travis_williamson_hays_combined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zip_code_data_tx_travis_williamson_hays_combined.S53]/[zip_code_data_tx_travis_williamson_hays_combined.D53]" office:value-type="percentage" office:value="6.14076523382145" calcext:value-type="percentage">
            <text:p>614.08%</text:p>
          </table:table-cell>
          <table:table-cell table:formula="of:=[zip_code_data_tx_travis_williamson_hays_combined.M53]/[zip_code_data_tx_travis_williamson_hays_combined.D53]" office:value-type="percentage" office:value="10.4038734057629" calcext:value-type="percentage">
            <text:p>1040.39%</text:p>
          </table:table-cell>
          <table:table-cell table:formula="of:=[zip_code_data_tx_travis_williamson_hays_combined.O53]+[zip_code_data_tx_travis_williamson_hays_combined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zip_code_data_tx_travis_williamson_hays_combined.N53]/[zip_code_data_tx_travis_williamson_hays_combined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zip_code_data_tx_travis_williamson_hays_combined.P53]/[zip_code_data_tx_travis_williamson_hays_combined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zip_code_data_tx_travis_williamson_hays_combined.R53]/[zip_code_data_tx_travis_williamson_hays_combined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T53]/[zip_code_data_tx_travis_williamson_hays_combined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zip_code_data_tx_travis_williamson_hays_combined.V53]/[zip_code_data_tx_travis_williamson_hays_combined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zip_code_data_tx_travis_williamson_hays_combined.S54]/[zip_code_data_tx_travis_williamson_hays_combined.D54]" office:value-type="percentage" office:value="2.30876402237028" calcext:value-type="percentage">
            <text:p>230.88%</text:p>
          </table:table-cell>
          <table:table-cell table:formula="of:=[zip_code_data_tx_travis_williamson_hays_combined.M54]/[zip_code_data_tx_travis_williamson_hays_combined.D54]" office:value-type="percentage" office:value="5.66572547272612" calcext:value-type="percentage">
            <text:p>566.57%</text:p>
          </table:table-cell>
          <table:table-cell table:formula="of:=[zip_code_data_tx_travis_williamson_hays_combined.O54]+[zip_code_data_tx_travis_williamson_hays_combined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zip_code_data_tx_travis_williamson_hays_combined.N54]/[zip_code_data_tx_travis_williamson_hays_combined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zip_code_data_tx_travis_williamson_hays_combined.P54]/[zip_code_data_tx_travis_williamson_hays_combined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zip_code_data_tx_travis_williamson_hays_combined.R54]/[zip_code_data_tx_travis_williamson_hays_combined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zip_code_data_tx_travis_williamson_hays_combined.T54]/[zip_code_data_tx_travis_williamson_hays_combined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zip_code_data_tx_travis_williamson_hays_combined.V54]/[zip_code_data_tx_travis_williamson_hays_combined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zip_code_data_tx_travis_williamson_hays_combined.S59]/[zip_code_data_tx_travis_williamson_hays_combined.D59]" office:value-type="percentage" office:value="2.78612939889773" calcext:value-type="percentage">
            <text:p>278.61%</text:p>
          </table:table-cell>
          <table:table-cell table:formula="of:=[zip_code_data_tx_travis_williamson_hays_combined.M59]/[zip_code_data_tx_travis_williamson_hays_combined.D59]" office:value-type="percentage" office:value="9.47095279963972" calcext:value-type="percentage">
            <text:p>947.10%</text:p>
          </table:table-cell>
          <table:table-cell table:formula="of:=[zip_code_data_tx_travis_williamson_hays_combined.O59]+[zip_code_data_tx_travis_williamson_hays_combined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zip_code_data_tx_travis_williamson_hays_combined.N59]/[zip_code_data_tx_travis_williamson_hays_combined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zip_code_data_tx_travis_williamson_hays_combined.P59]/[zip_code_data_tx_travis_williamson_hays_combined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zip_code_data_tx_travis_williamson_hays_combined.R59]/[zip_code_data_tx_travis_williamson_hays_combined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zip_code_data_tx_travis_williamson_hays_combined.T59]/[zip_code_data_tx_travis_williamson_hays_combined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zip_code_data_tx_travis_williamson_hays_combined.V59]/[zip_code_data_tx_travis_williamson_hays_combined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zip_code_data_tx_travis_williamson_hays_combined.S61]/[zip_code_data_tx_travis_williamson_hays_combined.D61]" office:value-type="percentage" office:value="2.7321696835306" calcext:value-type="percentage">
            <text:p>273.22%</text:p>
          </table:table-cell>
          <table:table-cell table:formula="of:=[zip_code_data_tx_travis_williamson_hays_combined.M61]/[zip_code_data_tx_travis_williamson_hays_combined.D61]" office:value-type="percentage" office:value="6.00463503347435" calcext:value-type="percentage">
            <text:p>600.46%</text:p>
          </table:table-cell>
          <table:table-cell table:formula="of:=[zip_code_data_tx_travis_williamson_hays_combined.O61]+[zip_code_data_tx_travis_williamson_hays_combined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zip_code_data_tx_travis_williamson_hays_combined.N61]/[zip_code_data_tx_travis_williamson_hays_combined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zip_code_data_tx_travis_williamson_hays_combined.P61]/[zip_code_data_tx_travis_williamson_hays_combined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zip_code_data_tx_travis_williamson_hays_combined.R61]/[zip_code_data_tx_travis_williamson_hays_combined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zip_code_data_tx_travis_williamson_hays_combined.T61]/[zip_code_data_tx_travis_williamson_hays_combined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zip_code_data_tx_travis_williamson_hays_combined.V61]/[zip_code_data_tx_travis_williamson_hays_combined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zip_code_data_tx_travis_williamson_hays_combined.S62]/[zip_code_data_tx_travis_williamson_hays_combined.D62]" office:value-type="percentage" office:value="6.27015574610635" calcext:value-type="percentage">
            <text:p>627.02%</text:p>
          </table:table-cell>
          <table:table-cell table:formula="of:=[zip_code_data_tx_travis_williamson_hays_combined.M62]/[zip_code_data_tx_travis_williamson_hays_combined.D62]" office:value-type="percentage" office:value="12.1332904177396" calcext:value-type="percentage">
            <text:p>1213.33%</text:p>
          </table:table-cell>
          <table:table-cell table:formula="of:=[zip_code_data_tx_travis_williamson_hays_combined.O62]+[zip_code_data_tx_travis_williamson_hays_combined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zip_code_data_tx_travis_williamson_hays_combined.N62]/[zip_code_data_tx_travis_williamson_hays_combined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zip_code_data_tx_travis_williamson_hays_combined.P62]/[zip_code_data_tx_travis_williamson_hays_combined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zip_code_data_tx_travis_williamson_hays_combined.R62]/[zip_code_data_tx_travis_williamson_hays_combined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zip_code_data_tx_travis_williamson_hays_combined.T62]/[zip_code_data_tx_travis_williamson_hays_combined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zip_code_data_tx_travis_williamson_hays_combined.V62]/[zip_code_data_tx_travis_williamson_hays_combined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S63]/[zip_code_data_tx_travis_williamson_hays_combined.D63]" office:value-type="percentage" office:value="3.42765043686515" calcext:value-type="percentage">
            <text:p>342.77%</text:p>
          </table:table-cell>
          <table:table-cell table:formula="of:=[zip_code_data_tx_travis_williamson_hays_combined.M63]/[zip_code_data_tx_travis_williamson_hays_combined.D63]" office:value-type="percentage" office:value="6.50020615221333" calcext:value-type="percentage">
            <text:p>650.02%</text:p>
          </table:table-cell>
          <table:table-cell table:formula="of:=[zip_code_data_tx_travis_williamson_hays_combined.O63]+[zip_code_data_tx_travis_williamson_hays_combined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zip_code_data_tx_travis_williamson_hays_combined.N63]/[zip_code_data_tx_travis_williamson_hays_combined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zip_code_data_tx_travis_williamson_hays_combined.P63]/[zip_code_data_tx_travis_williamson_hays_combined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zip_code_data_tx_travis_williamson_hays_combined.R63]/[zip_code_data_tx_travis_williamson_hays_combined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T63]/[zip_code_data_tx_travis_williamson_hays_combined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zip_code_data_tx_travis_williamson_hays_combined.V63]/[zip_code_data_tx_travis_williamson_hays_combined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zip_code_data_tx_travis_williamson_hays_combined.S66]/[zip_code_data_tx_travis_williamson_hays_combined.D66]" office:value-type="percentage" office:value="3.95458604413828" calcext:value-type="percentage">
            <text:p>395.46%</text:p>
          </table:table-cell>
          <table:table-cell table:formula="of:=[zip_code_data_tx_travis_williamson_hays_combined.M66]/[zip_code_data_tx_travis_williamson_hays_combined.D66]" office:value-type="percentage" office:value="8.96160224518433" calcext:value-type="percentage">
            <text:p>896.16%</text:p>
          </table:table-cell>
          <table:table-cell table:formula="of:=[zip_code_data_tx_travis_williamson_hays_combined.O66]+[zip_code_data_tx_travis_williamson_hays_combined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zip_code_data_tx_travis_williamson_hays_combined.N66]/[zip_code_data_tx_travis_williamson_hays_combined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P66]/[zip_code_data_tx_travis_williamson_hays_combined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66]/[zip_code_data_tx_travis_williamson_hays_combined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zip_code_data_tx_travis_williamson_hays_combined.T66]/[zip_code_data_tx_travis_williamson_hays_combined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V66]/[zip_code_data_tx_travis_williamson_hays_combined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zip_code_data_tx_travis_williamson_hays_combined.S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M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O70]+[zip_code_data_tx_travis_williamson_hays_combined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zip_code_data_tx_travis_williamson_hays_combined.N70]/[zip_code_data_tx_travis_williamson_hays_combined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zip_code_data_tx_travis_williamson_hays_combined.P70]/[zip_code_data_tx_travis_williamson_hays_combined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zip_code_data_tx_travis_williamson_hays_combined.R70]/[zip_code_data_tx_travis_williamson_hays_combined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70]/[zip_code_data_tx_travis_williamson_hays_combined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V70]/[zip_code_data_tx_travis_williamson_hays_combined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zip_code_data_tx_travis_williamson_hays_combined.S72]/[zip_code_data_tx_travis_williamson_hays_combined.D72]" office:value-type="percentage" office:value="6.92328044920478" calcext:value-type="percentage">
            <text:p>692.33%</text:p>
          </table:table-cell>
          <table:table-cell table:formula="of:=[zip_code_data_tx_travis_williamson_hays_combined.M72]/[zip_code_data_tx_travis_williamson_hays_combined.D72]" office:value-type="percentage" office:value="40.0599723656747" calcext:value-type="percentage">
            <text:p>4006.00%</text:p>
          </table:table-cell>
          <table:table-cell table:formula="of:=[zip_code_data_tx_travis_williamson_hays_combined.O72]+[zip_code_data_tx_travis_williamson_hays_combined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zip_code_data_tx_travis_williamson_hays_combined.N72]/[zip_code_data_tx_travis_williamson_hays_combined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zip_code_data_tx_travis_williamson_hays_combined.P72]/[zip_code_data_tx_travis_williamson_hays_combined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zip_code_data_tx_travis_williamson_hays_combined.R72]/[zip_code_data_tx_travis_williamson_hays_combined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zip_code_data_tx_travis_williamson_hays_combined.T72]/[zip_code_data_tx_travis_williamson_hays_combined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zip_code_data_tx_travis_williamson_hays_combined.V72]/[zip_code_data_tx_travis_williamson_hays_combined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76]/[zip_code_data_tx_travis_williamson_hays_combined.D76]" office:value-type="percentage" office:value="5.27654719680555" calcext:value-type="percentage">
            <text:p>527.65%</text:p>
          </table:table-cell>
          <table:table-cell table:formula="of:=[zip_code_data_tx_travis_williamson_hays_combined.M76]/[zip_code_data_tx_travis_williamson_hays_combined.D76]" office:value-type="percentage" office:value="10.79844387094" calcext:value-type="percentage">
            <text:p>1079.84%</text:p>
          </table:table-cell>
          <table:table-cell table:formula="of:=[zip_code_data_tx_travis_williamson_hays_combined.O76]+[zip_code_data_tx_travis_williamson_hays_combined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zip_code_data_tx_travis_williamson_hays_combined.N76]/[zip_code_data_tx_travis_williamson_hays_combined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zip_code_data_tx_travis_williamson_hays_combined.P76]/[zip_code_data_tx_travis_williamson_hays_combined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zip_code_data_tx_travis_williamson_hays_combined.R76]/[zip_code_data_tx_travis_williamson_hays_combined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T76]/[zip_code_data_tx_travis_williamson_hays_combined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V76]/[zip_code_data_tx_travis_williamson_hays_combined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zip_code_data_tx_travis_williamson_hays_combined.S79]/[zip_code_data_tx_travis_williamson_hays_combined.D79]" office:value-type="percentage" office:value="5.6600232706527" calcext:value-type="percentage">
            <text:p>566.00%</text:p>
          </table:table-cell>
          <table:table-cell table:formula="of:=[zip_code_data_tx_travis_williamson_hays_combined.M79]/[zip_code_data_tx_travis_williamson_hays_combined.D79]" office:value-type="percentage" office:value="8.2348083924483" calcext:value-type="percentage">
            <text:p>823.48%</text:p>
          </table:table-cell>
          <table:table-cell table:formula="of:=[zip_code_data_tx_travis_williamson_hays_combined.O79]+[zip_code_data_tx_travis_williamson_hays_combined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zip_code_data_tx_travis_williamson_hays_combined.N79]/[zip_code_data_tx_travis_williamson_hays_combined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zip_code_data_tx_travis_williamson_hays_combined.P79]/[zip_code_data_tx_travis_williamson_hays_combined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zip_code_data_tx_travis_williamson_hays_combined.R79]/[zip_code_data_tx_travis_williamson_hays_combined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T79]/[zip_code_data_tx_travis_williamson_hays_combined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zip_code_data_tx_travis_williamson_hays_combined.V79]/[zip_code_data_tx_travis_williamson_hays_combined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20"/>
        <table:table-column table:style-name="co34" table:default-cell-style-name="ce24"/>
        <table:table-column table:style-name="co30" table:default-cell-style-name="Default"/>
        <table:table-column table:style-name="co35" table:default-cell-style-name="Default"/>
        <table:table-column table:style-name="co30" table:number-columns-repeated="1017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8" office:value-type="float" office:value="78737" calcext:value-type="float">
            <text:p>78737</text:p>
          </table:table-cell>
          <table:table-cell table:style-name="ce8" office:value-type="string" calcext:value-type="string">
            <text:p>Belterra Springs</text:p>
          </table:table-cell>
          <table:table-cell table:style-name="ce8" office:value-type="string" calcext:value-type="string">
            <text:p>761 Trinity Hills Drive, Austin, TX 78737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3"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20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Settler’s Creek</text:p>
          </table:table-cell>
          <table:table-cell table:style-name="ce9" office:value-type="string" calcext:value-type="string">
            <text:p>8001 TX-71, Austin, TX 78735</text:p>
          </table:table-cell>
          <table:table-cell table:style-name="ce21" office:value-type="currency" office:currency="USD" office:value="1070" calcext:value-type="currency">
            <text:p>$1,070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Preserve at Travis Creek</text:p>
          </table:table-cell>
          <table:table-cell table:style-name="ce9" office:value-type="string" calcext:value-type="string">
            <text:p>5604 Southwest Parkway, Austin, TX 78735</text:p>
          </table:table-cell>
          <table:table-cell table:style-name="ce21" office:value-type="currency" office:currency="USD" office:value="1448" calcext:value-type="currency">
            <text:p>$1,448</text:p>
          </table:table-cell>
          <table:table-cell table:style-name="ce25" office:value-type="float" office:value="912" calcext:value-type="float">
            <text:p>912</text:p>
          </table:table-cell>
          <table:table-cell table:style-name="ce21" office:value-type="currency" office:currency="USD" office:value="0" calcext:value-type="currency">
            <text:p>$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arton Creek Villas</text:p>
          </table:table-cell>
          <table:table-cell table:style-name="ce9" office:value-type="string" calcext:value-type="string">
            <text:p>2716 Barton Creek Blvd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1050" calcext:value-type="float">
            <text:p>1,050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Camden Gaines Ranch</text:p>
          </table:table-cell>
          <table:table-cell table:style-name="ce9" office:value-type="string" calcext:value-type="string">
            <text:p>4424 Gaines Ranch Loop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902" calcext:value-type="float">
            <text:p>902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AMLI Covered Bridge</text:p>
          </table:table-cell>
          <table:table-cell table:style-name="ce9" office:value-type="string" calcext:value-type="string">
            <text:p>8715 TX-71, Austin, TX 78735</text:p>
          </table:table-cell>
          <table:table-cell table:style-name="ce21" office:value-type="currency" office:currency="USD" office:value="1505" calcext:value-type="currency">
            <text:p>$1,505</text:p>
          </table:table-cell>
          <table:table-cell table:style-name="ce25" office:value-type="float" office:value="1083" calcext:value-type="float">
            <text:p>1,0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Vista Hills Condos</text:p>
          </table:table-cell>
          <table:table-cell table:style-name="ce9" office:value-type="string" calcext:value-type="string">
            <text:p>7701 Rialto Blvd., Austin, TX 78735</text:p>
          </table:table-cell>
          <table:table-cell table:style-name="ce21" office:value-type="currency" office:currency="USD" office:value="1575" calcext:value-type="currency">
            <text:p>$1,575</text:p>
          </table:table-cell>
          <table:table-cell table:style-name="ce25" office:value-type="float" office:value="1359" calcext:value-type="float">
            <text:p>1,359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dmark Conservancy</text:p>
          </table:table-cell>
          <table:table-cell table:style-name="ce9" office:value-type="string" calcext:value-type="string">
            <text:p>9301 Old Bee Cave Road, Austin, TX 78735</text:p>
          </table:table-cell>
          <table:table-cell table:style-name="ce21" office:value-type="currency" office:currency="USD" office:value="1639" calcext:value-type="currency">
            <text:p>$1,639</text:p>
          </table:table-cell>
          <table:table-cell table:style-name="ce25" office:value-type="float" office:value="1100" calcext:value-type="float">
            <text:p>1,100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Pearl Lantana</text:p>
          </table:table-cell>
          <table:table-cell table:style-name="ce9" office:value-type="string" calcext:value-type="string">
            <text:p>6401 Rialto Blvd, Austin, TX 78735</text:p>
          </table:table-cell>
          <table:table-cell table:style-name="ce21" office:value-type="currency" office:currency="USD" office:value="1708" calcext:value-type="currency">
            <text:p>$1,708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750" calcext:value-type="currency">
            <text:p>$7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Windsor Lantana Hills</text:p>
          </table:table-cell>
          <table:table-cell table:style-name="ce9" office:value-type="string" calcext:value-type="string">
            <text:p>6601 Rialto Blvd, Austin, TX 78735</text:p>
          </table:table-cell>
          <table:table-cell table:style-name="ce21" office:value-type="currency" office:currency="USD" office:value="1848" calcext:value-type="currency">
            <text:p>$1,848</text:p>
          </table:table-cell>
          <table:table-cell table:style-name="ce25" office:value-type="float" office:value="1120" calcext:value-type="float">
            <text:p>1,120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Santal</text:p>
          </table:table-cell>
          <table:table-cell table:style-name="ce9" office:value-type="string" calcext:value-type="string">
            <text:p>7624 Tecoma Circle, Austin, TX 78735</text:p>
          </table:table-cell>
          <table:table-cell table:style-name="ce21" office:value-type="currency" office:currency="USD" office:value="1950" calcext:value-type="currency">
            <text:p>$1,950</text:p>
          </table:table-cell>
          <table:table-cell table:style-name="ce25" office:value-type="float" office:value="1181" calcext:value-type="float">
            <text:p>1,181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anover Oak Hill</text:p>
          </table:table-cell>
          <table:table-cell table:style-name="ce9" office:value-type="string" calcext:value-type="string">
            <text:p>6701 Rialto Blvd, Austin, TX 78735</text:p>
          </table:table-cell>
          <table:table-cell table:style-name="ce21" office:value-type="currency" office:currency="USD" office:value="1980" calcext:value-type="currency">
            <text:p>$1,980</text:p>
          </table:table-cell>
          <table:table-cell table:style-name="ce25" office:value-type="float" office:value="1165" calcext:value-type="float">
            <text:p>1,165</text:p>
          </table:table-cell>
          <table:table-cell/>
          <table:table-cell table:style-name="ce9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e Cave Vistas Townhomes</text:p>
          </table:table-cell>
          <table:table-cell table:style-name="ce9" office:value-type="string" calcext:value-type="string">
            <text:p>6100 Steep Cactus Trail, Austin, TX 78735</text:p>
          </table:table-cell>
          <table:table-cell table:style-name="ce21" office:value-type="currency" office:currency="USD" office:value="2155" calcext:value-type="currency">
            <text:p>$2,155</text:p>
          </table:table-cell>
          <table:table-cell table:style-name="ce25" office:value-type="float" office:value="1396" calcext:value-type="float">
            <text:p>1,396</text:p>
          </table:table-cell>
          <table:table-cell table:style-name="ce21" office:value-type="currency" office:currency="USD" office:value="1000" calcext:value-type="currency">
            <text:p>$1,00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9" office:value-type="string" calcext:value-type="string">
            <text:p>23393 Nameless Rd, Leander, TX 78641</text:p>
          </table:table-cell>
          <table:table-cell table:style-name="ce21" office:value-type="currency" office:currency="USD" office:value="1095" calcext:value-type="currency">
            <text:p>$1,095</text:p>
          </table:table-cell>
          <table:table-cell table:style-name="ce9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20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20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20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20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20"/>
        <table:table-column table:style-name="co38" table:default-cell-style-name="ce27"/>
        <table:table-column table:style-name="co39" table:default-cell-style-name="ce30"/>
        <table:table-column table:style-name="co40" table:default-cell-style-name="ce20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6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6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6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6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8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8" office:value-type="string" calcext:value-type="string">
            <text:p>Cedar Park</text:p>
          </table:table-cell>
          <table:table-cell table:style-name="ce8" office:value-type="float" office:value="78613" calcext:value-type="float">
            <text:p>78613</text:p>
          </table:table-cell>
          <table:table-cell table:style-name="ce8" office:value-type="string" calcext:value-type="string">
            <text:p>1100 Cottonwood Creek Trl, Cedar Park, TX 78613</text:p>
          </table:table-cell>
          <table:table-cell table:style-name="ce8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8" table:number-columns-repeated="1015"/>
        </table:table-row>
        <table:table-row table:style-name="ro1">
          <table:table-cell table:style-name="ce8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8" office:value-type="string" calcext:value-type="string">
            <text:p>Georgetown</text:p>
          </table:table-cell>
          <table:table-cell table:style-name="ce8" office:value-type="float" office:value="78628" calcext:value-type="float">
            <text:p>78628</text:p>
          </table:table-cell>
          <table:table-cell table:style-name="ce8" office:value-type="string" calcext:value-type="string">
            <text:p>451 N Interstate 35, Georgetown, TX 78628</text:p>
          </table:table-cell>
          <table:table-cell table:style-name="ce8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8" office:value-type="string" calcext:value-type="string">
            <text:p>Austin South</text:p>
          </table:table-cell>
          <table:table-cell table:style-name="ce8" office:value-type="float" office:value="78744" calcext:value-type="float">
            <text:p>78744</text:p>
          </table:table-cell>
          <table:table-cell table:style-name="ce8" office:value-type="string" calcext:value-type="string">
            <text:p>4911 N Interstate 35 Frontage Rd, Intersection: Teri Road from I-35, Austin, TX 78744</text:p>
          </table:table-cell>
          <table:table-cell table:style-name="ce8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8" office:value-type="string" calcext:value-type="string">
            <text:p>Round Rock</text:p>
          </table:table-cell>
          <table:table-cell table:style-name="ce8" office:value-type="float" office:value="78681" calcext:value-type="float">
            <text:p>78681</text:p>
          </table:table-cell>
          <table:table-cell table:style-name="ce8" office:value-type="string" calcext:value-type="string">
            <text:p>1950 N Interstate 35, I-35 &amp; Old Settlers Blvd, Round Rock, TX 78681</text:p>
          </table:table-cell>
          <table:table-cell table:style-name="ce8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office:forms form:automatic-focus="false" form:apply-design-mode="false"/>
        <table:table-column table:style-name="co46" table:default-cell-style-name="Default"/>
        <table:table-column table:style-name="co47" table:default-cell-style-name="ce6"/>
        <table:table-column table:style-name="co48" table:default-cell-style-name="ce40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7"/>
        <table:table-column table:style-name="co51" table:default-cell-style-name="ce30"/>
        <table:table-column table:style-name="co51" table:default-cell-style-name="ce24"/>
        <table:table-column table:style-name="co52" table:default-cell-style-name="ce30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20"/>
        <table:table-column table:style-name="co59" table:default-cell-style-name="Default"/>
        <table:table-column table:style-name="co60" table:default-cell-style-name="ce20"/>
        <table:table-column table:style-name="co61" table:default-cell-style-name="Default"/>
        <table:table-column table:style-name="co6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2" table:default-cell-style-name="Default"/>
        <table:table-column table:style-name="co30" table:number-columns-repeated="5" table:default-cell-style-name="Default"/>
        <table:table-column table:style-name="co63" table:default-cell-style-name="Default"/>
        <table:table-column table:style-name="co30" table:number-columns-repeated="2" table:default-cell-style-name="Default"/>
        <table:table-column table:style-name="co62" table:default-cell-style-name="Default"/>
        <table:table-column table:style-name="co64" table:default-cell-style-name="Default"/>
        <table:table-row table:style-name="ro2">
          <table:table-cell table:style-name="ce34" office:value-type="string" calcext:value-type="string">
            <text:p>Zip Code</text:p>
          </table:table-cell>
          <table:table-cell table:style-name="ce34"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g</text:p>
            <text:p>Commute</text:p>
            <text:p>No Traffic</text:p>
            <text:p/>
          </table:table-cell>
          <table:table-cell table:style-name="ce6" office:value-type="string" calcext:value-type="string">
            <text:p>Commute</text:p>
            <text:p>Apple NW</text:p>
            <text:p>No traffic</text:p>
          </table:table-cell>
          <table:table-cell table:style-name="ce6" office:value-type="string" calcext:value-type="string">
            <text:p>Commute</text:p>
            <text:p>Google Downtown</text:p>
            <text:p>No traffic</text:p>
          </table:table-cell>
          <table:table-cell table:style-name="ce6" office:value-type="string" calcext:value-type="string">
            <text:p>Avg</text:p>
            <text:p>Commute</text:p>
            <text:p>Morning</text:p>
          </table:table-cell>
          <table:table-cell table:style-name="ce6" office:value-type="string" calcext:value-type="string">
            <text:p>Commute</text:p>
            <text:p>Apple NW</text:p>
            <text:p>8AM</text:p>
          </table:table-cell>
          <table:table-cell table:style-name="ce6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6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6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6" office:value-type="string" calcext:value-type="string">
            <text:p>Commute</text:p>
            <text:p>AUS</text:p>
            <text:p>Airport</text:p>
            <text:p>6 AM</text:p>
          </table:table-cell>
          <table:table-cell table:style-name="ce6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6" office:value-type="string" calcext:value-type="string">
            <text:p>Target</text:p>
            <text:p>Sat 1PM</text:p>
            <text:p>Worst</text:p>
            <text:p>Case</text:p>
          </table:table-cell>
          <table:table-cell table:style-name="ce6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6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6" office:value-type="string" calcext:value-type="string">
            <text:p>Nearest</text:p>
            <text:p>Hospital</text:p>
          </table:table-cell>
        </table:table-row>
        <table:table-row table:style-name="ro1">
          <table:table-cell table:style-name="ce35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8"/>
          <table:table-cell table:style-name="ce38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formula="of:=AVERAGE(['Short List'.W3:.W7])" office:value-type="float" office:value="40.45" calcext:value-type="float">
            <text:p>40.45</text:p>
          </table:table-cell>
          <table:table-cell table:number-columns-repeated="10"/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'Short List'.D3];['Short List'.F3];['Short List'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30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5" office:value-type="float" office:value="2000" calcext:value-type="float">
            <text:p>20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10" calcext:value-type="currency">
            <text:p>$1,110</text:p>
          </table:table-cell>
          <table:table-cell table:style-name="ce24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'Short List'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'Short List'.D4];['Short List'.F4];['Short List'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30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table:style-name="ce24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'Short List'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'Short List'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'Short List'.D5];['Short List'.F5];['Short List'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undivided exits onto 2-lane</text:p>
            <text:p>Side street with cul-de-sac terminus.</text:p>
          </table:table-cell>
          <table:table-cell table:style-name="ce55" office:value-type="float" office:value="1985" calcext:value-type="float">
            <text:p>198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4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'Short List'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</table:table-row>
        <table:table-row table:style-name="ro5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'Short List'.D6];['Short List'.F6];['Short List'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24"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5" office:value-type="float" office:value="1992" calcext:value-type="float">
            <text:p>199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8" calcext:value-type="float">
            <text:p>348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24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'Short List'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</table:table-row>
        <table:table-row table:style-name="ro6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'Short List'.D7];['Short List'.F7];['Short List'.H7])" office:value-type="float" office:value="3.26666666666667" calcext:value-type="float">
            <text:p>3.27</text:p>
          </table:table-cell>
          <table:table-cell table:style-name="ce30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table:style-name="ce24"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70" calcext:value-type="currency">
            <text:p>$1,670</text:p>
          </table:table-cell>
          <table:table-cell table:style-name="ce24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'Short List'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6"/>
          <table:table-cell table:style-name="ce24" table:number-columns-repeated="4"/>
          <table:table-cell table:style-name="ce6" office:value-type="string" calcext:value-type="string">
            <text:p>Average Rent Riverplace/Steiner Ranch</text:p>
          </table:table-cell>
          <table:table-cell table:style-name="ce57" table:formula="of:=AVERAGE(['Short List'.P3:.P7])" office:value-type="currency" office:currency="USD" office:value="1299" calcext:value-type="currency">
            <text:p>$1,299</text:p>
          </table:table-cell>
          <table:table-cell table:style-name="ce24"/>
          <table:table-cell table:style-name="Default"/>
          <table:table-cell table:number-columns-repeated="15"/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6"/>
          <table:table-cell table:style-name="ce24" table:number-columns-repeated="4"/>
          <table:table-cell table:number-columns-repeated="2"/>
          <table:table-cell table:style-name="ce24"/>
          <table:table-cell table:style-name="Default"/>
          <table:table-cell table:number-columns-repeated="15"/>
        </table:table-row>
        <table:table-row table:style-name="ro1">
          <table:table-cell table:style-name="ce36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42" table:formula="of:=AVERAGE(['Short List'.W11:.W15])" office:value-type="float" office:value="49.5" calcext:value-type="float">
            <text:p>49.50</text:p>
          </table:table-cell>
          <table:table-cell table:number-columns-repeated="10"/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41" table:formula="of:=AVERAGE(['Short List'.D11];['Short List'.F11];['Short List'.H11])" office:value-type="float" office:value="2.93333333333333" calcext:value-type="float">
            <text:p>2.93</text:p>
          </table:table-cell>
          <table:table-cell table:style-name="ce43" office:value-type="float" office:value="3" calcext:value-type="float">
            <text:p>3.0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3" calcext:value-type="float">
            <text:p>3.3</text:p>
          </table:table-cell>
          <table:table-cell table:style-name="ce47" office:value-type="percentage" office:value="0.62" calcext:value-type="percentage">
            <text:p>62%</text:p>
          </table:table-cell>
          <table:table-cell table:style-name="ce50" office:value-type="float" office:value="2.5" calcext:value-type="float">
            <text:p>2.5</text:p>
          </table:table-cell>
          <table:table-cell table:style-name="ce25" office:value-type="float" office:value="15" calcext:value-type="float">
            <text:p>15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6" office:value-type="float" office:value="2009" calcext:value-type="float">
            <text:p>200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85" calcext:value-type="float">
            <text:p>285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25" calcext:value-type="currency">
            <text:p>$1,225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style-name="ce9" table:formula="of:=AVERAGE(['Short List'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'Short List'.X11:.AA11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7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41" table:formula="of:=AVERAGE(['Short List'.D12];['Short List'.F12];['Short List'.H12])" office:value-type="float" office:value="2.53333333333333" calcext:value-type="float">
            <text:p>2.53</text:p>
          </table:table-cell>
          <table:table-cell table:style-name="ce33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3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table:style-name="ce24" office:value-type="string" calcext:value-type="string">
            <text:p>1 exit only with divider onto county</text:p>
            <text:p>Street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40" calcext:value-type="currency">
            <text:p>$1,240</text:p>
          </table:table-cell>
          <table:table-cell table:style-name="ce24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9" table:formula="of:=AVERAGE(['Short List'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'Short List'.X12:.AA12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3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41" table:formula="of:=AVERAGE(['Short List'.D13];['Short List'.F13];['Short List'.H13])" office:value-type="float" office:value="3.16666666666667" calcext:value-type="float">
            <text:p>3.17</text:p>
          </table:table-cell>
          <table:table-cell table:style-name="ce33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47" calcext:value-type="currency">
            <text:p>$1,247</text:p>
          </table:table-cell>
          <table:table-cell table:style-name="ce24" office:value-type="float" office:value="1149" calcext:value-type="float">
            <text:p>1,149</text:p>
          </table:table-cell>
          <table:table-cell table:style-name="Default"/>
          <table:table-cell office:value-type="float" office:value="13" calcext:value-type="float">
            <text:p>13</text:p>
          </table:table-cell>
          <table:table-cell table:style-name="ce9" table:formula="of:=AVERAGE(['Short List'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'Short List'.X13:.AA13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www.hudson-miramont.com/" xlink:type="simple">Hudson Miramont</text:a></text:p>
          </table:table-cell>
          <table:table-cell table:style-name="ce41" table:formula="of:=AVERAGE(['Short List'.D14];['Short List'.F14];['Short List'.H14])" office:value-type="float" office:value="3.6" calcext:value-type="float">
            <text:p>3.60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.0</text:p>
          </table:table-cell>
          <table:table-cell table:style-name="ce47" office:value-type="percentage" office:value="0.78" calcext:value-type="percentage">
            <text:p>78%</text:p>
          </table:table-cell>
          <table:table-cell table:style-name="ce50" office:value-type="float" office:value="3.3" calcext:value-type="float">
            <text:p>3.3</text:p>
          </table:table-cell>
          <table:table-cell table:style-name="ce25" office:value-type="float" office:value="29" calcext:value-type="float">
            <text:p>29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6" office:value-type="float" office:value="2005" calcext:value-type="float">
            <text:p>200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76" calcext:value-type="float">
            <text:p>276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69" calcext:value-type="currency">
            <text:p>$1,36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AVERAGE(['Short List'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'Short List'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lantanahillsapts.com/" xlink:type="simple">Lantana Hills</text:a></text:p>
          </table:table-cell>
          <table:table-cell table:style-name="ce41" table:formula="of:=AVERAGE(['Short List'.D15];['Short List'.F15];['Short List'.H15])" office:value-type="float" office:value="4.13333333333333" calcext:value-type="float">
            <text:p>4.13</text:p>
          </table:table-cell>
          <table:table-cell table:style-name="ce43" office:value-type="float" office:value="4.5" calcext:value-type="float">
            <text:p>4.5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5" calcext:value-type="float">
            <text:p>3.5</text:p>
          </table:table-cell>
          <table:table-cell table:style-name="ce47" office:value-type="percentage" office:value="0.82" calcext:value-type="percentage">
            <text:p>82%</text:p>
          </table:table-cell>
          <table:table-cell table:style-name="ce50" office:value-type="float" office:value="4.4" calcext:value-type="float">
            <text:p>4.4</text:p>
          </table:table-cell>
          <table:table-cell table:style-name="ce25" office:value-type="float" office:value="14" calcext:value-type="float">
            <text:p>14</text:p>
          </table:table-cell>
          <table:table-cell table:style-name="ce50" office:value-type="float" office:value="3.5" calcext:value-type="float">
            <text:p>3.5</text:p>
          </table:table-cell>
          <table:table-cell table:style-name="ce25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6" office:value-type="float" office:value="2002" calcext:value-type="float">
            <text:p>200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4" calcext:value-type="float">
            <text:p>264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423" calcext:value-type="currency">
            <text:p>$1,423</text:p>
          </table:table-cell>
          <table:table-cell table:style-name="ce25" office:value-type="float" office:value="1035" calcext:value-type="float">
            <text:p>1,035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style-name="ce9" table:formula="of:=AVERAGE(['Short List'.U15:.V15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'Short List'.X15:.AA15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6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41" table:formula="of:=AVERAGE(['Short List'.D16];['Short List'.F16];['Short List'.H16])" office:value-type="float" office:value="3.73333333333333" calcext:value-type="float">
            <text:p>3.73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9" calcext:value-type="float">
            <text:p>19</text:p>
          </table:table-cell>
          <table:table-cell table:style-name="ce43" office:value-type="float" office:value="3.7" calcext:value-type="float">
            <text:p>3.7</text:p>
          </table:table-cell>
          <table:table-cell table:style-name="ce47" office:value-type="percentage" office:value="0.9" calcext:value-type="percentage">
            <text:p>90%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float" office:value="27" calcext:value-type="float">
            <text:p>27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6" office:value-type="float" office:value="1997" calcext:value-type="float">
            <text:p>199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61" calcext:value-type="float">
            <text:p>361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420" calcext:value-type="currency">
            <text:p>$1,420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style-name="ce9" table:formula="of:=AVERAGE(['Short List'.U16:.V16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6" table:formula="of:=AVERAGE(['Short List'.X16:.AA16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erage Rent Oak Hill/Barton Creek</text:p>
          </table:table-cell>
          <table:table-cell table:style-name="ce57" table:formula="of:=AVERAGE(['Short List'.P11:.P16])" office:value-type="currency" office:currency="USD" office:value="1320.66666666667" calcext:value-type="currency">
            <text:p>$1,321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7"/>
        </table:table-row>
        <table:table-row table:style-name="ro1">
          <table:table-cell table:style-name="ce37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42" table:formula="of:=AVERAGE(['Short List'.W20:.W23])" office:value-type="float" office:value="58.125" calcext:value-type="float">
            <text:p>58.13</text:p>
          </table:table-cell>
          <table:table-cell table:number-columns-repeated="10"/>
        </table:table-row>
        <table:table-row table:style-name="ro5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'Short List'.D20];['Short List'.F20];['Short List'.H20])" office:value-type="float" office:value="1.93333333333333" calcext:value-type="float">
            <text:p>1.93</text:p>
          </table:table-cell>
          <table:table-cell table:style-name="ce44" office:value-type="float" office:value="1" calcext:value-type="float">
            <text:p>1.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2.9" calcext:value-type="float">
            <text:p>2.9</text:p>
          </table:table-cell>
          <table:table-cell table:style-name="ce48" office:value-type="percentage" office:value="0.33" calcext:value-type="percentage">
            <text:p>33%</text:p>
          </table:table-cell>
          <table:table-cell table:style-name="ce51" office:value-type="float" office:value="1.9" calcext:value-type="float">
            <text:p>1.9</text:p>
          </table:table-cell>
          <table:table-cell table:style-name="ce52" office:value-type="float" office:value="38" calcext:value-type="float">
            <text:p>3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1 large exit with divider onto major 4-lane</text:p>
            <text:p>city street. Good visibility both ways.</text:p>
          </table:table-cell>
          <table:table-cell table:style-name="ce46" office:value-type="float" office:value="2002" calcext:value-type="float">
            <text:p>200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table:style-name="ce24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'Short List'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'Short List'.D21];['Short List'.F21];['Short List'.H21])" office:value-type="float" office:value="4.13333333333333" calcext:value-type="float">
            <text:p>4.13</text:p>
          </table:table-cell>
          <table:table-cell table:style-name="ce44" office:value-type="float" office:value="4" calcext:value-type="float">
            <text:p>4.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4.3" calcext:value-type="float">
            <text:p>4.3</text:p>
          </table:table-cell>
          <table:table-cell table:style-name="ce48" office:value-type="percentage" office:value="0.81" calcext:value-type="percentage">
            <text:p>81%</text:p>
          </table:table-cell>
          <table:table-cell table:style-name="ce51" office:value-type="float" office:value="4.1" calcext:value-type="float">
            <text:p>4.1</text:p>
          </table:table-cell>
          <table:table-cell table:style-name="ce52" office:value-type="float" office:value="29" calcext:value-type="float">
            <text:p>29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6" office:value-type="float" office:value="2016" calcext:value-type="float">
            <text:p>2016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06" calcext:value-type="currency">
            <text:p>$1,106</text:p>
          </table:table-cell>
          <table:table-cell table:style-name="ce24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'Short List'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1:.AA21])" office:value-type="float" office:value="55" calcext:value-type="float">
            <text:p>55</text:p>
          </table:table-cell>
          <table:table-cell table:style-name="ce58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'Short List'.D22];['Short List'.F22];['Short List'.H22])" office:value-type="float" office:value="5" calcext:value-type="float">
            <text:p>5.00</text:p>
          </table:table-cell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4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4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'Short List'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'Short List'.X22:.AA22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</table:table-row>
        <table:table-row table:style-name="ro3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4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6" office:value-type="float" office:value="2018" calcext:value-type="float">
            <text:p>2018</text:p>
          </table:table-cell>
          <table:table-cell table:style-name="ce52"/>
          <table:table-cell table:style-name="ce52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4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'Short List'.U23:.V23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3:.AA23])" office:value-type="float" office:value="57.5" calcext:value-type="float">
            <text:p>57.5</text:p>
          </table:table-cell>
          <table:table-cell table:style-name="ce58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erage Rent Leander</text:p>
          </table:table-cell>
          <table:table-cell table:style-name="ce57" table:formula="of:=AVERAGE(['Short List'.P20:.P23])" office:value-type="currency" office:currency="USD" office:value="1195.75" calcext:value-type="currency">
            <text:p>$1,196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7"/>
        </table:table-row>
        <table:table-row table:style-name="ro1">
          <table:table-cell table:style-name="ce35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formula="of:=AVERAGE(['Short List'.W27:.W29])" office:value-type="float" office:value="56.25" calcext:value-type="float">
            <text:p>56.25</text:p>
          </table:table-cell>
          <table:table-cell table:number-columns-repeated="10"/>
        </table:table-row>
        <table:table-row table:style-name="ro2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'Short List'.D27];['Short List'.F27];['Short List'.H27])" office:value-type="float" office:value="2.93333333333333" calcext:value-type="float">
            <text:p>2.93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6" office:value-type="float" office:value="1994" calcext:value-type="float">
            <text:p>199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'Short List'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7:.AA27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</table:table-row>
        <table:table-row table:style-name="ro3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'Short List'.D28];['Short List'.F28];['Short List'.H28])" office:value-type="float" office:value="2.63333333333333" calcext:value-type="float">
            <text:p>2.63</text:p>
          </table:table-cell>
          <table:table-cell table:style-name="ce33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3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1" calcext:value-type="currency">
            <text:p>$1,10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8:.AA28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</table:table-row>
        <table:table-row table:style-name="ro6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'Short List'.D29];['Short List'.F29];['Short List'.H29])" office:value-type="float" office:value="4.26666666666667" calcext:value-type="float">
            <text:p>4.27</text:p>
          </table:table-cell>
          <table:table-cell table:style-name="ce33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table:style-name="ce24"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'Short List'.U29:.V29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9:.AA29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 table:style-name="ce6" office:value-type="string" calcext:value-type="string">
            <text:p>Average Rent Georgetown</text:p>
          </table:table-cell>
          <table:table-cell table:style-name="ce57" table:formula="of:=AVERAGE(['Short List'.P27:.P29])" office:value-type="currency" office:currency="USD" office:value="1083.66666666667" calcext:value-type="currency">
            <text:p>$1,084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/>
          <table:table-cell table:style-name="Default"/>
          <table:table-cell table:number-columns-repeated="17"/>
        </table:table-row>
        <table:table-row table:style-name="ro1">
          <table:table-cell table:style-name="ce36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style-name="ce17" table:number-columns-repeated="7"/>
          <table:table-cell table:style-name="ce53"/>
          <table:table-cell table:style-name="ce17" table:number-columns-repeated="4"/>
          <table:table-cell/>
          <table:table-cell table:style-name="Default"/>
          <table:table-cell table:number-columns-repeated="6"/>
          <table:table-cell table:formula="of:=AVERAGE(['Short List'.W33:.W35])" office:value-type="float" office:value="82.5" calcext:value-type="float">
            <text:p>82.5</text:p>
          </table:table-cell>
          <table:table-cell table:number-columns-repeated="10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42" table:formula="of:=AVERAGE(['Short List'.D33];['Short List'.F33];['Short List'.H33])" office:value-type="float" office:value="4" calcext:value-type="float">
            <text:p>4.00</text:p>
          </table:table-cell>
          <table:table-cell table:style-name="ce44" office:value-type="float" office:value="4" calcext:value-type="float">
            <text:p>4.0</text:p>
          </table:table-cell>
          <table:table-cell table:style-name="ce46" office:value-type="float" office:value="15" calcext:value-type="float">
            <text:p>15</text:p>
          </table:table-cell>
          <table:table-cell table:style-name="ce44" office:value-type="float" office:value="4.1" calcext:value-type="float">
            <text:p>4.1</text:p>
          </table:table-cell>
          <table:table-cell table:style-name="ce48" office:value-type="percentage" office:value="0.84" calcext:value-type="percentage">
            <text:p>84%</text:p>
          </table:table-cell>
          <table:table-cell table:style-name="ce51" office:value-type="float" office:value="3.9" calcext:value-type="float">
            <text:p>3.9</text:p>
          </table:table-cell>
          <table:table-cell table:style-name="ce52" office:value-type="float" office:value="65" calcext:value-type="float">
            <text:p>65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'Short List'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3:.AA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</table:table-row>
        <table:table-row table:style-name="ro5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42" table:formula="of:=AVERAGE(['Short List'.D34];['Short List'.F34];['Short List'.H34])" office:value-type="float" office:value="4.03333333333333" calcext:value-type="float">
            <text:p>4.03</text:p>
          </table:table-cell>
          <table:table-cell table:style-name="ce44" office:value-type="float" office:value="3" calcext:value-type="float">
            <text:p>3.0</text:p>
          </table:table-cell>
          <table:table-cell table:style-name="ce46" office:value-type="float" office:value="20" calcext:value-type="float">
            <text:p>20</text:p>
          </table:table-cell>
          <table:table-cell table:style-name="ce44" office:value-type="float" office:value="4.8" calcext:value-type="float">
            <text:p>4.8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4.3" calcext:value-type="float">
            <text:p>4.3</text:p>
          </table:table-cell>
          <table:table-cell table:style-name="ce52" office:value-type="float" office:value="98" calcext:value-type="float">
            <text:p>9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6" office:value-type="float" office:value="2013" calcext:value-type="float">
            <text:p>2013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'Short List'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4:.AA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42" table:formula="of:=AVERAGE(['Short List'.D35];['Short List'.F35];['Short List'.H35])" office:value-type="float" office:value="2.96666666666667" calcext:value-type="float">
            <text:p>2.97</text:p>
          </table:table-cell>
          <table:table-cell table:style-name="ce45" office:value-type="float" office:value="1.5" calcext:value-type="float">
            <text:p>1.5</text:p>
          </table:table-cell>
          <table:table-cell table:style-name="ce45" office:value-type="float" office:value="4" calcext:value-type="float">
            <text:p>4</text:p>
          </table:table-cell>
          <table:table-cell table:style-name="ce44" office:value-type="float" office:value="4" calcext:value-type="float">
            <text:p>4.0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3.4" calcext:value-type="float">
            <text:p>3.4</text:p>
          </table:table-cell>
          <table:table-cell table:style-name="ce52" office:value-type="float" office:value="22" calcext:value-type="float">
            <text:p>22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6" office:value-type="float" office:value="2008" calcext:value-type="float">
            <text:p>2008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77" calcext:value-type="currency">
            <text:p>$1,177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'Short List'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5:.AA35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g Rent Buda</text:p>
          </table:table-cell>
          <table:table-cell table:style-name="ce57" table:formula="of:=AVERAGE(['Short List'.P33:.P35])" office:value-type="currency" office:currency="USD" office:value="1189" calcext:value-type="currency">
            <text:p>$1,189</text:p>
          </table:table-cell>
          <table:table-cell table:number-columns-repeated="17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7"/>
        </table:table-row>
        <table:table-row table:style-name="ro1">
          <table:table-cell table:style-name="ce11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7"/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'Short List'.D41];['Short List'.F41];['Short List'.H41])" office:value-type="float" office:value="3.3" calcext:value-type="float">
            <text:p>3.30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3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6" office:value-type="float" office:value="1999" calcext:value-type="float">
            <text:p>1999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324" calcext:value-type="currency">
            <text:p>$1,324</text:p>
          </table:table-cell>
          <table:table-cell table:style-name="ce24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'Short List'.U41:.V4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'Short List'.X41:.AA41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</table:table-row>
      </table:table>
      <table:table table:name="Sheet5" table:style-name="ta1"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table table:name="Car Rental Quotes" table:style-name="ta1">
        <table:table-column table:style-name="co67" table:default-cell-style-name="Default"/>
        <table:table-column table:style-name="co41" table:default-cell-style-name="ce5"/>
        <table:table-row table:style-name="ro10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Quote</text:p>
            <text:p>Jul 3<text:span text:style-name="T1">rd</text:span> to July 17<text:span text:style-name="T1">th</text:span></text:p>
          </table:table-cell>
        </table:table-row>
        <table:table-row table:style-name="ro1">
          <table:table-cell office:value-type="string" calcext:value-type="string">
            <text:p>Bergstrom Intl. Airport, Austin, TX 78719</text:p>
          </table:table-cell>
          <table:table-cell office:value-type="currency" office:currency="USD" office:value="1016.91" calcext:value-type="currency">
            <text:p>$1,016.91</text:p>
          </table:table-cell>
        </table:table-row>
        <table:table-row table:style-name="ro1">
          <table:table-cell office:value-type="string" calcext:value-type="string">
            <text:p>1104 North 1-35 at, E 11th St, Austin, TX 78701</text:p>
          </table:table-cell>
          <table:table-cell office:value-type="currency" office:currency="USD" office:value="578.54" calcext:value-type="currency">
            <text:p>$578.54</text:p>
          </table:table-cell>
        </table:table-row>
        <table:table-row table:style-name="ro1">
          <table:table-cell office:value-type="string" calcext:value-type="string">
            <text:p>1000 East 41st St Sears Auto Center Hancock Mall, Austin, TX 78751</text:p>
          </table:table-cell>
          <table:table-cell office:value-type="currency" office:currency="USD" office:value="501.6" calcext:value-type="currency">
            <text:p>$501.60</text:p>
          </table:table-cell>
        </table:table-row>
        <table:table-row table:style-name="ro1">
          <table:table-cell office:value-type="string" calcext:value-type="string">
            <text:p>1610 West 35th Street 1/2 mile east of, TX-1 Loop, Austin, TX 78703</text:p>
          </table:table-cell>
          <table:table-cell office:value-type="currency" office:currency="USD" office:value="476.08" calcext:value-type="currency">
            <text:p>$476.08</text:p>
          </table:table-cell>
        </table:table-row>
        <table:table-row table:style-name="ro1">
          <table:table-cell office:value-type="string" calcext:value-type="string">
            <text:p>2901 S Capital of Texas Hwy, Barton Creek Square Mall, Austin, TX 78746</text:p>
          </table:table-cell>
          <table:table-cell office:value-type="currency" office:currency="USD" office:value="511.65" calcext:value-type="currency">
            <text:p>$511.65</text:p>
          </table:table-cell>
        </table:table-row>
        <table:table-row table:style-name="ro1">
          <table:table-cell office:value-type="string" calcext:value-type="string">
            <text:p>7010 Highway 71 West, Ste 345 Oakhill, Austin, TX 78735</text:p>
          </table:table-cell>
          <table:table-cell office:value-type="currency" office:currency="USD" office:value="466.76" calcext:value-type="currency">
            <text:p>$466.76</text:p>
          </table:table-cell>
        </table:table-row>
        <table:table-row table:style-name="ro1">
          <table:table-cell office:value-type="string" calcext:value-type="string">
            <text:p>13201 FM 620 North Walmart (Inside, Austin, TX 78729</text:p>
          </table:table-cell>
          <table:table-cell office:value-type="currency" office:currency="USD" office:value="485.39" calcext:value-type="currency">
            <text:p>$485.39</text:p>
          </table:table-cell>
        </table:table-row>
        <table:table-row table:style-name="ro1">
          <table:table-cell office:value-type="string" calcext:value-type="string">
            <text:p>1150 North IH-35, Ste 600 at, Sam Bass Rd, Round Rock, TX 78681</text:p>
          </table:table-cell>
          <table:table-cell office:value-type="currency" office:currency="USD" office:value="464.29" calcext:value-type="currency">
            <text:p>$464.29</text:p>
          </table:table-cell>
        </table:table-row>
        <table:table-row table:style-name="ro1">
          <table:table-cell office:value-type="string" calcext:value-type="string">
            <text:p>661 Louis Henna Blvd #360, Round Rock, TX 78664</text:p>
          </table:table-cell>
          <table:table-cell office:value-type="currency" office:currency="USD" office:value="464.29" calcext:value-type="currency">
            <text:p>$464.29</text:p>
          </table:table-cell>
        </table:table-row>
        <table:table-row table:style-name="ro1">
          <table:table-cell office:value-type="string" calcext:value-type="string">
            <text:p>176 Weldon Johnson Way, Kyle, TX 78640</text:p>
          </table:table-cell>
          <table:table-cell office:value-type="currency" office:currency="USD" office:value="429.42" calcext:value-type="currency">
            <text:p>$429.42</text:p>
          </table:table-cell>
        </table:table-row>
        <table:table-row table:style-name="ro1">
          <table:table-cell office:value-type="string" calcext:value-type="string">
            <text:p>Ft. Hood Regional Apo, 8101 S Clear Creek Rd, Killeen, TX 76549</text:p>
          </table:table-cell>
          <table:table-cell office:value-type="currency" office:currency="USD" office:value="454.62" calcext:value-type="currency">
            <text:p>$454.62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 table:style-name="ce59" office:value-type="string" calcext:value-type="string" table:number-columns-spanned="2" table:number-rows-spanned="1">
            <text:p>One Day Rentals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Pickup SJC 10 AM Jul 1 return SJC 10 AM Jul 2</text:p>
          </table:table-cell>
          <table:table-cell office:value-type="currency" office:currency="USD" office:value="65.31" calcext:value-type="currency">
            <text:p>$65.31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Pickup AUS 3 PM Jul 2 return Austin NW Walmart 3PM Jul 3</text:p>
          </table:table-cell>
          <table:table-cell office:value-type="currency" office:currency="USD" office:value="98.65" calcext:value-type="currency">
            <text:p>$98.65</text:p>
          </table:table-cell>
        </table:table-row>
        <table:table-row table:style-name="ro1">
          <table:table-cell office:value-type="string" calcext:value-type="string">
            <text:p>Pickup AUS 3 PM Jul 2 return Round Rock Louis Henna 3 PM Jul 3</text:p>
          </table:table-cell>
          <table:table-cell office:value-type="currency" office:currency="USD" office:value="98.65" calcext:value-type="currency">
            <text:p>$98.65</text:p>
          </table:table-cell>
        </table:table-row>
        <table:table-row table:style-name="ro1">
          <table:table-cell office:value-type="string" calcext:value-type="string">
            <text:p>Pickup AUS 3 PM Jul 2 return Round Rock North IH-35 3 PM Jul 3</text:p>
          </table:table-cell>
          <table:table-cell office:value-type="currency" office:currency="USD" office:value="98.65" calcext:value-type="currency">
            <text:p>$98.65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/>
          <table:table-cell table:style-name="Default" table:formula="of:=134.3+33.3" office:value-type="float" office:value="167.6" calcext:value-type="float">
            <text:p>167.6</text:p>
          </table:table-cell>
        </table:table-row>
        <table:table-row table:style-name="ro1" table:number-rows-repeated="3">
          <table:table-cell/>
          <table:table-cell table:style-name="Default"/>
        </table:table-row>
        <table:table-row table:style-name="ro1">
          <table:table-cell/>
          <table:table-cell table:style-name="Default" table:formula="of:=13.41*10" office:value-type="float" office:value="134.1" calcext:value-type="float">
            <text:p>134.1</text:p>
          </table:table-cell>
        </table:table-row>
      </table:table>
      <table:table table:name="Walmart South Bay" table:style-name="ta1">
        <table:table-column table:style-name="co68" table:default-cell-style-name="Default"/>
        <table:table-column table:style-name="co69" table:default-cell-style-name="Default"/>
        <table:table-column table:style-name="co70" table:default-cell-style-name="ce20"/>
        <table:table-column table:style-name="co71" table:default-cell-style-name="ce3"/>
        <table:table-row table:style-name="ro1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Zip Code</text:p>
          </table:table-cell>
          <table:table-cell table:style-name="ce57" office:value-type="string" calcext:value-type="string">
            <text:p>Median Household Income</text:p>
          </table:table-cell>
          <table:table-cell table:style-name="ce6" office:value-type="string" calcext:value-type="string">
            <text:p>Asian %</text:p>
          </table:table-cell>
        </table:table-row>
        <table:table-row table:style-name="ro1">
          <table:table-cell office:value-type="string" calcext:value-type="string">
            <text:p>Gilroy Walmart SC</text:p>
          </table:table-cell>
          <table:table-cell office:value-type="float" office:value="95020" calcext:value-type="float">
            <text:p>95020</text:p>
          </table:table-cell>
          <table:table-cell office:value-type="currency" office:currency="USD" office:value="89839" calcext:value-type="currency">
            <text:p>$89,839</text:p>
          </table:table-cell>
          <table:table-cell office:value-type="percentage" office:value="0.0643" calcext:value-type="percentage">
            <text:p>6.43%</text:p>
          </table:table-cell>
        </table:table-row>
        <table:table-row table:style-name="ro1">
          <table:table-cell office:value-type="string" calcext:value-type="string">
            <text:p>Morgan Hill Walmart SC</text:p>
          </table:table-cell>
          <table:table-cell office:value-type="float" office:value="95037" calcext:value-type="float">
            <text:p>95037</text:p>
          </table:table-cell>
          <table:table-cell office:value-type="currency" office:currency="USD" office:value="104466" calcext:value-type="currency">
            <text:p>$104,466</text:p>
          </table:table-cell>
          <table:table-cell office:value-type="percentage" office:value="0.0968" calcext:value-type="percentage">
            <text:p>9.68%</text:p>
          </table:table-cell>
        </table:table-row>
        <table:table-row table:style-name="ro1">
          <table:table-cell office:value-type="string" calcext:value-type="string">
            <text:p>South San Jose Walmart SC</text:p>
          </table:table-cell>
          <table:table-cell office:value-type="float" office:value="95118" calcext:value-type="float">
            <text:p>95118</text:p>
          </table:table-cell>
          <table:table-cell office:value-type="currency" office:currency="USD" office:value="101558" calcext:value-type="currency">
            <text:p>$101,558</text:p>
          </table:table-cell>
          <table:table-cell office:value-type="percentage" office:value="0.1258" calcext:value-type="percentage">
            <text:p>12.58%</text:p>
          </table:table-cell>
        </table:table-row>
        <table:table-row table:style-name="ro1">
          <table:table-cell office:value-type="string" calcext:value-type="string">
            <text:p>Monterey Rd San Jose Walmart</text:p>
          </table:table-cell>
          <table:table-cell office:value-type="float" office:value="95112" calcext:value-type="float">
            <text:p>95112</text:p>
          </table:table-cell>
          <table:table-cell office:value-type="currency" office:currency="USD" office:value="58839" calcext:value-type="currency">
            <text:p>$58,839</text:p>
          </table:table-cell>
          <table:table-cell office:value-type="percentage" office:value="0.2302" calcext:value-type="percentage">
            <text:p>23.02%</text:p>
          </table:table-cell>
        </table:table-row>
        <table:table-row table:style-name="ro1">
          <table:table-cell office:value-type="string" calcext:value-type="string">
            <text:p>Mountain View Walmart</text:p>
          </table:table-cell>
          <table:table-cell office:value-type="float" office:value="94040" calcext:value-type="float">
            <text:p>94040</text:p>
          </table:table-cell>
          <table:table-cell office:value-type="currency" office:currency="USD" office:value="120396" calcext:value-type="currency">
            <text:p>$120,396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Story Rd Walmart</text:p>
          </table:table-cell>
          <table:table-cell office:value-type="float" office:value="95122" calcext:value-type="float">
            <text:p>95122</text:p>
          </table:table-cell>
          <table:table-cell office:value-type="currency" office:currency="USD" office:value="65192" calcext:value-type="currency">
            <text:p>$65,192</text:p>
          </table:table-cell>
          <table:table-cell office:value-type="percentage" office:value="0.2965" calcext:value-type="percentage">
            <text:p>29.65%</text:p>
          </table:table-cell>
        </table:table-row>
        <table:table-row table:style-name="ro1">
          <table:table-cell office:value-type="string" calcext:value-type="string">
            <text:p>Fremont Walmart Albrae</text:p>
          </table:table-cell>
          <table:table-cell office:value-type="float" office:value="94538" calcext:value-type="float">
            <text:p>94538</text:p>
          </table:table-cell>
          <table:table-cell office:value-type="currency" office:currency="USD" office:value="98101" calcext:value-type="currency">
            <text:p>$98,101</text:p>
          </table:table-cell>
          <table:table-cell office:value-type="percentage" office:value="0.4064" calcext:value-type="percentage">
            <text:p>40.64%</text:p>
          </table:table-cell>
        </table:table-row>
        <table:table-row table:style-name="ro1">
          <table:table-cell office:value-type="string" calcext:value-type="string">
            <text:p>Union City Walmart</text:p>
          </table:table-cell>
          <table:table-cell office:value-type="float" office:value="94587" calcext:value-type="float">
            <text:p>94587</text:p>
          </table:table-cell>
          <table:table-cell office:value-type="currency" office:currency="USD" office:value="95430" calcext:value-type="currency">
            <text:p>$95,430</text:p>
          </table:table-cell>
          <table:table-cell office:value-type="percentage" office:value="0.5042" calcext:value-type="percentage">
            <text:p>50.42%</text:p>
          </table:table-cell>
        </table:table-row>
        <table:table-row table:style-name="ro1">
          <table:table-cell office:value-type="string" calcext:value-type="string">
            <text:p>Evergreen Walmart</text:p>
          </table:table-cell>
          <table:table-cell office:value-type="float" office:value="95135" calcext:value-type="float">
            <text:p>95135</text:p>
          </table:table-cell>
          <table:table-cell office:value-type="currency" office:currency="USD" office:value="135313" calcext:value-type="currency">
            <text:p>$135,313</text:p>
          </table:table-cell>
          <table:table-cell office:value-type="percentage" office:value="0.5226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Mission College Walmart</text:p>
          </table:table-cell>
          <table:table-cell office:value-type="float" office:value="95054" calcext:value-type="float">
            <text:p>95054</text:p>
          </table:table-cell>
          <table:table-cell office:value-type="currency" office:currency="USD" office:value="138036" calcext:value-type="currency">
            <text:p>$138,036</text:p>
          </table:table-cell>
          <table:table-cell office:value-type="percentage" office:value="0.5258" calcext:value-type="percentage">
            <text:p>52.58%</text:p>
          </table:table-cell>
        </table:table-row>
        <table:table-row table:style-name="ro1">
          <table:table-cell office:value-type="string" calcext:value-type="string">
            <text:p>Westgate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Stevens Creek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Milpitas Walmart SC</text:p>
          </table:table-cell>
          <table:table-cell office:value-type="float" office:value="95035" calcext:value-type="float">
            <text:p>95035</text:p>
          </table:table-cell>
          <table:table-cell office:value-type="currency" office:currency="USD" office:value="107841" calcext:value-type="currency">
            <text:p>$107,841</text:p>
          </table:table-cell>
          <table:table-cell office:value-type="percentage" office:value="0.6176" calcext:value-type="percentage">
            <text:p>61.76%</text:p>
          </table:table-cell>
        </table:table-row>
        <table:table-row table:style-name="ro1">
          <table:table-cell office:value-type="string" calcext:value-type="string">
            <text:p>Fremont Walmart Osgood</text:p>
          </table:table-cell>
          <table:table-cell office:value-type="float" office:value="94539" calcext:value-type="float">
            <text:p>94539</text:p>
          </table:table-cell>
          <table:table-cell office:value-type="currency" office:currency="USD" office:value="158724" calcext:value-type="currency">
            <text:p>$158,724</text:p>
          </table:table-cell>
          <table:table-cell office:value-type="percentage" office:value="0.6976" calcext:value-type="percentage">
            <text:p>69.76%</text:p>
          </table:table-cell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Walmart Austin" table:style-name="ta1">
        <table:table-column table:style-name="co72" table:default-cell-style-name="Default"/>
        <table:table-column table:style-name="co42" table:default-cell-style-name="Default"/>
        <table:table-column table:style-name="co34" table:default-cell-style-name="ce20"/>
        <table:table-column table:style-name="co30" table:default-cell-style-name="ce3"/>
        <table:table-row table:style-name="ro1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Median Income</text:p>
          </table:table-cell>
          <table:table-cell table:style-name="ce6" office:value-type="string" calcext:value-type="string">
            <text:p>w+h</text:p>
          </table:table-cell>
        </table:table-row>
        <table:table-row table:style-name="ro1">
          <table:table-cell office:value-type="string" calcext:value-type="string">
            <text:p>Marble Falls Walmart</text:p>
          </table:table-cell>
          <table:table-cell office:value-type="float" office:value="78654" calcext:value-type="float">
            <text:p>78654</text:p>
          </table:table-cell>
          <table:table-cell office:value-type="currency" office:currency="USD" office:value="56242" calcext:value-type="currency">
            <text:p>$56,242</text:p>
          </table:table-cell>
          <table:table-cell office:value-type="percentage" office:value="0.962" calcext:value-type="percentage">
            <text:p>96.20%</text:p>
          </table:table-cell>
        </table:table-row>
        <table:table-row table:style-name="ro1">
          <table:table-cell office:value-type="string" calcext:value-type="string">
            <text:p>Georgetown Walmart</text:p>
          </table:table-cell>
          <table:table-cell office:value-type="float" office:value="78628" calcext:value-type="float">
            <text:p>78628</text:p>
          </table:table-cell>
          <table:table-cell office:value-type="currency" office:currency="USD" office:value="85219" calcext:value-type="currency">
            <text:p>$85,219</text:p>
          </table:table-cell>
          <table:table-cell office:value-type="percentage" office:value="0.9514" calcext:value-type="percentage">
            <text:p>95.14%</text:p>
          </table:table-cell>
        </table:table-row>
        <table:table-row table:style-name="ro1">
          <table:table-cell office:value-type="string" calcext:value-type="string">
            <text:p>Buda Walmart</text:p>
          </table:table-cell>
          <table:table-cell office:value-type="float" office:value="78610" calcext:value-type="float">
            <text:p>78610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percentage" office:value="0.9464" calcext:value-type="percentage">
            <text:p>94.64%</text:p>
          </table:table-cell>
        </table:table-row>
        <table:table-row table:style-name="ro1">
          <table:table-cell office:value-type="string" calcext:value-type="string">
            <text:p>Kyle Walmart</text:p>
          </table:table-cell>
          <table:table-cell office:value-type="float" office:value="78640" calcext:value-type="float">
            <text:p>78640</text:p>
          </table:table-cell>
          <table:table-cell office:value-type="currency" office:currency="USD" office:value="70147" calcext:value-type="currency">
            <text:p>$70,147</text:p>
          </table:table-cell>
          <table:table-cell office:value-type="percentage" office:value="0.9336" calcext:value-type="percentage">
            <text:p>93.36%</text:p>
          </table:table-cell>
        </table:table-row>
        <table:table-row table:style-name="ro1">
          <table:table-cell office:value-type="string" calcext:value-type="string">
            <text:p>Anderson Ln Austin Near NW Walmart</text:p>
          </table:table-cell>
          <table:table-cell office:value-type="float" office:value="78757" calcext:value-type="float">
            <text:p>78757</text:p>
          </table:table-cell>
          <table:table-cell office:value-type="currency" office:currency="USD" office:value="65605" calcext:value-type="currency">
            <text:p>$65,605</text:p>
          </table:table-cell>
          <table:table-cell office:value-type="percentage" office:value="0.9298" calcext:value-type="percentage">
            <text:p>92.98%</text:p>
          </table:table-cell>
        </table:table-row>
        <table:table-row table:style-name="ro1">
          <table:table-cell office:value-type="string" calcext:value-type="string">
            <text:p>E Ben White South Central Austin Walmart</text:p>
          </table:table-cell>
          <table:table-cell office:value-type="float" office:value="78704" calcext:value-type="float">
            <text:p>78704</text:p>
          </table:table-cell>
          <table:table-cell office:value-type="currency" office:currency="USD" office:value="64867" calcext:value-type="currency">
            <text:p>$64,867</text:p>
          </table:table-cell>
          <table:table-cell office:value-type="percentage" office:value="0.9233" calcext:value-type="percentage">
            <text:p>92.33%</text:p>
          </table:table-cell>
        </table:table-row>
        <table:table-row table:style-name="ro1">
          <table:table-cell office:value-type="string" calcext:value-type="string">
            <text:p>San Marcos Walmart</text:p>
          </table:table-cell>
          <table:table-cell office:value-type="float" office:value="78666" calcext:value-type="float">
            <text:p>78666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percentage" office:value="0.9219" calcext:value-type="percentage">
            <text:p>92.19%</text:p>
          </table:table-cell>
        </table:table-row>
        <table:table-row table:style-name="ro1">
          <table:table-cell office:value-type="string" calcext:value-type="string">
            <text:p>Lockhart Walmart</text:p>
          </table:table-cell>
          <table:table-cell office:value-type="float" office:value="78644" calcext:value-type="float">
            <text:p>78644</text:p>
          </table:table-cell>
          <table:table-cell office:value-type="currency" office:currency="USD" office:value="55282" calcext:value-type="currency">
            <text:p>$55,282</text:p>
          </table:table-cell>
          <table:table-cell office:value-type="percentage" office:value="0.9093" calcext:value-type="percentage">
            <text:p>90.93%</text:p>
          </table:table-cell>
        </table:table-row>
        <table:table-row table:style-name="ro1">
          <table:table-cell office:value-type="string" calcext:value-type="string">
            <text:p>Sunset Valley Walmart</text:p>
          </table:table-cell>
          <table:table-cell office:value-type="float" office:value="78735" calcext:value-type="float">
            <text:p>78735</text:p>
          </table:table-cell>
          <table:table-cell office:value-type="currency" office:currency="USD" office:value="98290" calcext:value-type="currency">
            <text:p>$98,290</text:p>
          </table:table-cell>
          <table:table-cell office:value-type="percentage" office:value="0.9072" calcext:value-type="percentage">
            <text:p>90.72%</text:p>
          </table:table-cell>
        </table:table-row>
        <table:table-row table:style-name="ro1">
          <table:table-cell office:value-type="string" calcext:value-type="string">
            <text:p>S I-35 Austin Walmart</text:p>
          </table:table-cell>
          <table:table-cell office:value-type="float" office:value="78748" calcext:value-type="float">
            <text:p>78748</text:p>
          </table:table-cell>
          <table:table-cell office:value-type="currency" office:currency="USD" office:value="75933" calcext:value-type="currency">
            <text:p>$75,933</text:p>
          </table:table-cell>
          <table:table-cell office:value-type="percentage" office:value="0.8901" calcext:value-type="percentage">
            <text:p>89.01%</text:p>
          </table:table-cell>
        </table:table-row>
        <table:table-row table:style-name="ro1">
          <table:table-cell office:value-type="string" calcext:value-type="string">
            <text:p>E Whitestone Cedar Park Walmart</text:p>
          </table:table-cell>
          <table:table-cell office:value-type="float" office:value="78613" calcext:value-type="float">
            <text:p>78613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Walton Way Cedar Park Walmart</text:p>
          </table:table-cell>
          <table:table-cell office:value-type="float" office:value="78613" calcext:value-type="float">
            <text:p>78613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Bastrop Walmart</text:p>
          </table:table-cell>
          <table:table-cell office:value-type="float" office:value="78602" calcext:value-type="float">
            <text:p>78602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percentage" office:value="0.8777" calcext:value-type="percentage">
            <text:p>87.77%</text:p>
          </table:table-cell>
        </table:table-row>
        <table:table-row table:style-name="ro1">
          <table:table-cell office:value-type="string" calcext:value-type="string">
            <text:p>Round Rock I-35 Walmart</text:p>
          </table:table-cell>
          <table:table-cell office:value-type="float" office:value="78664" calcext:value-type="float">
            <text:p>78664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percentage" office:value="0.8156" calcext:value-type="percentage">
            <text:p>81.56%</text:p>
          </table:table-cell>
        </table:table-row>
        <table:table-row table:style-name="ro1">
          <table:table-cell office:value-type="string" calcext:value-type="string">
            <text:p>Norwood Park Austin Near NE Walmart</text:p>
          </table:table-cell>
          <table:table-cell office:value-type="float" office:value="78753" calcext:value-type="float">
            <text:p>78753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percentage" office:value="0.7962" calcext:value-type="percentage">
            <text:p>79.62%</text:p>
          </table:table-cell>
        </table:table-row>
        <table:table-row table:style-name="ro1">
          <table:table-cell office:value-type="string" calcext:value-type="string">
            <text:p>Manor Walmart</text:p>
          </table:table-cell>
          <table:table-cell office:value-type="float" office:value="78653" calcext:value-type="float">
            <text:p>78653</text:p>
          </table:table-cell>
          <table:table-cell office:value-type="currency" office:currency="USD" office:value="63406" calcext:value-type="currency">
            <text:p>$63,406</text:p>
          </table:table-cell>
          <table:table-cell office:value-type="percentage" office:value="0.7642" calcext:value-type="percentage">
            <text:p>76.42%</text:p>
          </table:table-cell>
        </table:table-row>
        <table:table-row table:style-name="ro1">
          <table:table-cell office:value-type="string" calcext:value-type="string">
            <text:p>Ranch Rd Austin Far NW Walmart</text:p>
          </table:table-cell>
          <table:table-cell office:value-type="float" office:value="78717" calcext:value-type="float">
            <text:p>78717</text:p>
          </table:table-cell>
          <table:table-cell office:value-type="currency" office:currency="USD" office:value="107893" calcext:value-type="currency">
            <text:p>$107,893</text:p>
          </table:table-cell>
          <table:table-cell office:value-type="percentage" office:value="0.7641" calcext:value-type="percentage">
            <text:p>76.41%</text:p>
          </table:table-cell>
        </table:table-row>
        <table:table-row table:style-name="ro1">
          <table:table-cell office:value-type="string" calcext:value-type="string">
            <text:p>Pflugerville Walmart</text:p>
          </table:table-cell>
          <table:table-cell office:value-type="float" office:value="78660" calcext:value-type="float">
            <text:p>78660</text:p>
          </table:table-cell>
          <table:table-cell office:value-type="currency" office:currency="USD" office:value="81387" calcext:value-type="currency">
            <text:p>$81,387</text:p>
          </table:table-cell>
          <table:table-cell office:value-type="percentage" office:value="0.7414" calcext:value-type="percentage">
            <text:p>74.14%</text:p>
          </table:table-cell>
        </table:table-row>
        <table:table-row table:style-name="ro1">
          <table:table-cell office:value-type="string" calcext:value-type="string">
            <text:p>Round Rock Palm Valley Walmart</text:p>
          </table:table-cell>
          <table:table-cell office:value-type="float" office:value="78665" calcext:value-type="float">
            <text:p>78665</text:p>
          </table:table-cell>
          <table:table-cell office:value-type="currency" office:currency="USD" office:value="92588" calcext:value-type="currency">
            <text:p>$92,588</text:p>
          </table:table-cell>
          <table:table-cell/>
        </table:table-row>
      </table:table>
      <table:table table:name="Sheet9" table:style-name="ta1">
        <table:table-column table:style-name="co35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ce5"/>
        <table:table-column table:style-name="co30" table:default-cell-style-name="Default"/>
        <table:table-row table:style-name="ro1">
          <table:table-cell table:style-name="ce6" office:value-type="string" calcext:value-type="string">
            <text:p>Things To Do</text:p>
          </table:table-cell>
          <table:table-cell table:style-name="ce6" office:value-type="string" calcext:value-type="string">
            <text:p>Provider 1</text:p>
          </table:table-cell>
          <table:table-cell table:style-name="ce6" office:value-type="string" calcext:value-type="string">
            <text:p>Provider 2</text:p>
          </table:table-cell>
          <table:table-cell table:style-name="ce6" office:value-type="string" calcext:value-type="string">
            <text:p>Preliminary Quotes</text:p>
          </table:table-cell>
          <table:table-cell/>
        </table:table-row>
        <table:table-row table:style-name="ro1">
          <table:table-cell office:value-type="string" calcext:value-type="string">
            <text:p>Moving Container Reservation</text:p>
          </table:table-cell>
          <table:table-cell office:value-type="string" calcext:value-type="string">
            <text:p>Upack Relocubes</text:p>
          </table:table-cell>
          <table:table-cell office:value-type="string" calcext:value-type="string">
            <text:p>PODS</text:p>
          </table:table-cell>
          <table:table-cell office:value-type="currency" office:currency="USD" office:value="2523" calcext:value-type="currency">
            <text:p>$2,523.00</text:p>
          </table:table-cell>
          <table:table-cell/>
        </table:table-row>
        <table:table-row table:style-name="ro1">
          <table:table-cell office:value-type="string" calcext:value-type="string">
            <text:p>Car Transport Reservation</text:p>
          </table:table-cell>
          <table:table-cell office:value-type="string" calcext:value-type="string">
            <text:p>Montway Auto Transport</text:p>
          </table:table-cell>
          <table:table-cell/>
          <table:table-cell office:value-type="currency" office:currency="USD" office:value="1379" calcext:value-type="currency">
            <text:p>$1,379.00</text:p>
          </table:table-cell>
          <table:table-cell/>
        </table:table-row>
        <table:table-row table:style-name="ro1">
          <table:table-cell office:value-type="string" calcext:value-type="string">
            <text:p>Air Travel Reservation</text:p>
          </table:table-cell>
          <table:table-cell office:value-type="string" calcext:value-type="string">
            <text:p>Southwest Airlines</text:p>
          </table:table-cell>
          <table:table-cell/>
          <table:table-cell office:value-type="currency" office:currency="USD" office:value="451.96" calcext:value-type="currency">
            <text:p>$451.96</text:p>
          </table:table-cell>
          <table:table-cell/>
        </table:table-row>
        <table:table-row table:style-name="ro1">
          <table:table-cell office:value-type="string" calcext:value-type="string">
            <text:p>Hotel Reservation</text:p>
          </table:table-cell>
          <table:table-cell office:value-type="string" calcext:value-type="string">
            <text:p>Candlewood Suites Cedar Park</text:p>
          </table:table-cell>
          <table:table-cell/>
          <table:table-cell office:value-type="currency" office:currency="USD" office:value="1264.76" calcext:value-type="currency">
            <text:p>$1,264.76</text:p>
          </table:table-cell>
          <table:table-cell table:style-name="ce5" office:value-type="currency" office:currency="USD" office:value="1249.78" calcext:value-type="currency">
            <text:p>$1,249.78</text:p>
          </table:table-cell>
        </table:table-row>
        <table:table-row table:style-name="ro1">
          <table:table-cell office:value-type="string" calcext:value-type="string">
            <text:p>Car Rental Reservation(s)</text:p>
          </table:table-cell>
          <table:table-cell office:value-type="string" calcext:value-type="string">
            <text:p>Budget Car Rental</text:p>
          </table:table-cell>
          <table:table-cell/>
          <table:table-cell office:value-type="currency" office:currency="USD" office:value="464.29" calcext:value-type="currency">
            <text:p>$464.29</text:p>
          </table:table-cell>
          <table:table-cell/>
        </table:table-row>
        <table:table-row table:style-name="ro1">
          <table:table-cell office:value-type="string" calcext:value-type="string">
            <text:p>Transport to Hotel</text:p>
          </table:table-cell>
          <table:table-cell office:value-type="string" calcext:value-type="string">
            <text:p>Wingz</text:p>
          </table:table-cell>
          <table:table-cell/>
          <table:table-cell table:style-name="Default"/>
          <table:table-cell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  <table:database-range table:name="__Anonymous_Sheet_DB__6" table:target-range-address="'Walmart South Bay'.A1:'Walmart South Bay'.D15">
          <table:sort>
            <table:sort-by table:field-number="3" table:data-type="automatic"/>
          </table:sort>
        </table:database-range>
        <table:database-range table:name="__Anonymous_Sheet_DB__7" table:target-range-address="'Walmart Austin'.A1:'Walmart Austin'.D20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9" loext:min-decimal-places="9" number:min-integer-digits="1"/>
    </number:number-style>
    <number:number-style style:name="N137">
      <number:number number:decimal-places="8" loext:min-decimal-places="8" number:min-integer-digits="1"/>
    </number:number-style>
    <number:number-style style:name="N138">
      <number:number number:decimal-places="7" loext:min-decimal-places="7" number:min-integer-digits="1"/>
    </number:number-style>
    <number:number-style style:name="N139">
      <number:number number:decimal-places="6" loext:min-decimal-places="6" number:min-integer-digits="1"/>
    </number:number-style>
    <number:number-style style:name="N140">
      <number:number number:decimal-places="5" loext:min-decimal-places="5" number:min-integer-digits="1"/>
    </number:number-style>
    <number:number-style style:name="N141">
      <number:number number:decimal-places="4" loext:min-decimal-places="4" number:min-integer-digits="1"/>
    </number:number-style>
    <number:number-style style:name="N142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2">00/00/0000</text:date>, <text:time style:data-style-name="N2" text:time-value="15:42:29.880913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2T17:16:28.976632201</dc:date>
    <meta:editing-duration>P16DT22H46M7S</meta:editing-duration>
    <meta:editing-cycles>331</meta:editing-cycles>
    <meta:generator>LibreOffice/5.1.6.2$Linux_X86_64 LibreOffice_project/10m0$Build-2</meta:generator>
    <meta:document-statistic meta:table-count="9" meta:cell-count="4900" meta:object-count="0"/>
  </office:meta>
</office:document-meta>
</file>